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adorait ça. Au centre d'un petit groupe qui s'était formé non loin de la scène, il racontait avec éloquence son voyage transalpin, quelques années auparavant, durant lequel sa compagnie -ou plus exactement la compagnie de feu son père- et lui avaient dû transporter des quintaux d'épices à travers les montagnes à dos d'ânes, en quête d'un soutien français de la famille pour leur fournir un moyen de retour jusqu'à l'Angleterre, la tempête qui faisait rage sur la côte italienne ayant emporté leur embarcation. En tout honnêteté, l'histoire valait le détour. Mais au delà de partager son aventure, c'était l'attention qu'il gagnait en la contant qui ravissait le bourgeois. Le frisson qui parcourait son échine à chaque fois qu'un spectateur posait son regard sur lui pour écouter avec avidité ses paroles. Chaque miette de considération grappillée le poussait toujours un peu plus loin. C'était excitant. Grisant. Il adorait ça. </text:p>
      <text:p text:style-name="Standard"/>
      <text:p text:style-name="Standard">Ironiquement, il était en premier lieu venu ici pour assister à un spectacle avant d'en devenir lui-même un à part entière. La représentation en question était un de ces « freak show », l'une de ces dernières tendances à la mode directement venue d'outre-Atlantique. Il s'agissait d'une sorte de cirque où l'on exhibait tout un tas de personnes -bien que selon certains, ils ne méritaient même pas cette appellation- affublées de... particularités ? Nains, bossus, femmes à barbe, tout ce qui sortait de la norme était amené à venir s'exposer dans ces exhibitions malsaines et généralement temporaires. Elliot avait vu une affiche en faisant la promotion et sa curiosité piquée -vous le connaissez- avait décidé de venir voir à quoi cela ressemblait. Et c'était encore plus délirant que ce à quoi il s'attendait.</text:p>
      <text:p text:style-name="Standard"/>
      <text:p text:style-name="Standard">Soyons clair, le show [i]était[/i] impressionnant. Entre les « monstres » qu'on leur présentait et les acrobates et autres artistes plus conventionnels, vous en aviez pour votre argent. Seulement voilà, le conteur était doté de cette étrange faculté appelée « empathie » -probablement la seule chose qui lui avait valu une place chez les adorateurs de Shou, bien qu'il n'en ait pas la moindre idée- et une telle mise au pilori avait tendance à le mettre mal à l'aise, pour dire le moins -si l'on avait été un siècle plus tard, « révolter » aurait sans doute plus été de mise. Vivant définitivement hors de son temps, Elliot n'appréciait que moyennement que l'on se moque gratuitement -ou même pas en plus- de gens, quelles que soient leurs différences. Un homme bien particulier, chez qui l'allocentrisme et l'égocentrisme se partageait la part belle à tour de rôle.</text:p>
      <text:p text:style-name="Standard"/>
      <text:p text:style-name="Standard">Alors il avait fait savoir son mécontentement. Car non content d'être un excentrique de première, notre aventurier n'était clairement pas non plus réputé pour sa discrétion. Ses voisins, qui ne partageaient évidemment pas son avis, l'avaient tout d'abord pris en grippe, le réprimandant de gâcher ainsi leur plaisir à eux. Mais c'était sans compter sur la verve du garçon à la chevelure dorée, qui avait continué à discourir et, de fil en aiguille, la conversation avait finalement dévié sur ses voyages. Comment, me demanderez-vous ? C'est un secret si bien gardé que seul Elliot en avait la clef. Et voilà donc notre homme distrayant l'attention d'une partie du public du show auquel ils étaient censés assister.</text:p>
      <text:p text:style-name="Standard"/>
      <text:p text:style-name="Standard">Mais, bien évidemment, ce n'était pas du goût de tout le monde. Comme par exemple les gens qui gagnaient de l'argent avec cette attraction. Ainsi, tandis qu'il entamait la descente sur la côte française, une petite femme à l'air furibond s'approcha à grand pas d'eux, venant suspendre son récit pour les invectiver sans retenue. Elliot s'interrompit donc le temps de l'observer. C'était l'une des artistes du cirque. Une acrobate. Il l'avait vue quelques minutes plus tôt s'envoler et se contorsionner à l'aide d'un cerceau à plusieurs mètres du sol dans un numéro somme toute impressionnant. Tournant temporairement le dos à son auditoire pour faire face à la nouvelle arrivante, le blondin répondit après avoir arqué un sourcil à la colère par un sourire courtois à la limite de la moquerie.</text:p>
      <text:p text:style-name="Standard"/>
      <text:p text:style-name="Standard">-Bien [i]au contraire[/i], j'ai personnellement trouvé ce spectacle très distrayant. Qu'est-ce qui tendrait donc à vous faire supposer une telle cho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10-08T19:47:51.41</meta:creation-date>
    <dc:date>2020-10-08T20:46:37.64</dc:date>
    <dc:creator>Théo </dc:creator>
    <meta:editing-duration>PT57M8S</meta:editing-duration>
    <meta:editing-cycles>218</meta:editing-cycles>
    <meta:generator>OpenOffice/4.1.1$Win32 OpenOffice.org_project/411m6$Build-9775</meta:generator>
    <meta:document-statistic meta:table-count="0" meta:image-count="0" meta:object-count="0" meta:page-count="1" meta:paragraph-count="6" meta:word-count="696" meta:character-count="4275"/>
  </office:meta>
</office:document-meta>
</file>